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0b051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0b051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6aa3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36e56" officeooo:paragraph-rsid="0017c0d0"/>
    </style:style>
    <style:style style:name="P8" style:family="paragraph" style:parent-style-name="Standard">
      <style:paragraph-properties fo:text-align="start" style:justify-single-word="false"/>
      <style:text-properties officeooo:rsid="0017c0d0" officeooo:paragraph-rsid="0017c0d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7c0d0" officeooo:paragraph-rsid="0017c0d0"/>
    </style:style>
    <style:style style:name="P10" style:family="paragraph" style:parent-style-name="Standard">
      <style:paragraph-properties fo:text-align="start" style:justify-single-word="false"/>
      <style:text-properties officeooo:rsid="0017c0d0" officeooo:paragraph-rsid="001b7abe"/>
    </style:style>
    <style:style style:name="P11" style:family="paragraph" style:parent-style-name="Standard">
      <style:paragraph-properties fo:text-align="start" style:justify-single-word="false"/>
      <style:text-properties officeooo:rsid="0014b6ca" officeooo:paragraph-rsid="00136e56"/>
    </style:style>
    <style:style style:name="P12" style:family="paragraph" style:parent-style-name="Standard">
      <style:paragraph-properties fo:text-align="start" style:justify-single-word="false"/>
      <style:text-properties officeooo:rsid="001b7abe" officeooo:paragraph-rsid="001b7abe"/>
    </style:style>
    <style:style style:name="P13" style:family="paragraph" style:parent-style-name="Standard">
      <style:paragraph-properties fo:text-align="start" style:justify-single-word="false"/>
      <style:text-properties officeooo:rsid="001c56f6" officeooo:paragraph-rsid="001c56f6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c56f6" officeooo:paragraph-rsid="001c56f6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c56f6" officeooo:paragraph-rsid="001c56f6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36e56" officeooo:paragraph-rsid="00136e5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b7abe" officeooo:paragraph-rsid="001b7ab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c56f6" officeooo:paragraph-rsid="001c56f6" style:font-size-asian="14pt" style:font-weight-asian="bold" style:font-size-complex="14pt" style:font-weight-complex="bold"/>
    </style:style>
    <style:style style:name="T1" style:family="text">
      <style:text-properties officeooo:rsid="0010b051"/>
    </style:style>
    <style:style style:name="T2" style:family="text">
      <style:text-properties officeooo:rsid="0013280c"/>
    </style:style>
    <style:style style:name="T3" style:family="text">
      <style:text-properties officeooo:rsid="0016aa34"/>
    </style:style>
    <style:style style:name="T4" style:family="text">
      <style:text-properties officeooo:rsid="0017c0d0"/>
    </style:style>
    <style:style style:name="T5" style:family="text">
      <style:text-properties officeooo:rsid="001b7abe"/>
    </style:style>
    <style:style style:name="T6" style:family="text">
      <style:text-properties officeooo:rsid="001c56f6"/>
    </style:style>
    <style:style style:name="T7" style:family="text">
      <style:text-properties fo:font-weight="bold" officeooo:rsid="001c56f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4">Отчет по лабораторной работе №<text:span text:style-name="T3">1</text:span> </text:p>
      <text:p text:style-name="P6">«<text:span text:style-name="T3">Токенизация</text:span>»</text:p>
      <text:p text:style-name="P4">по курсу</text:p>
      <text:p text:style-name="P4">«<text:span text:style-name="T2">Обработка текстов на естественном языке</text:span>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Группа: М80-108М-17 </text:p>
      <text:p text:style-name="P2">Выполнил: <text:span text:style-name="T1">Забарин Н.И.</text:span> </text:p>
      <text:p text:style-name="P2">Преподаватель: А.Л. Калинин </text:p>
      <text:p text:style-name="P2"/>
      <text:p text:style-name="P2"/>
      <text:p text:style-name="P2"/>
      <text:p text:style-name="P2"/>
      <text:p text:style-name="P5">Москва, 2018</text:p>
      <text:p text:style-name="P16"><text:soft-page-break/>Задание</text:p>
      <text:p text:style-name="P7"><text:tab/><text:span text:style-name="T4">Реализовать процесс разбиения текстов документов на токены, который потом будет</text:span></text:p>
      <text:p text:style-name="P8">использоваться при индексации. Выработать правила, по которым текст делится на токены.</text:p>
      <text:p text:style-name="P8">Указать достоинства и недостатки выбранного метода. Привести примеры токенов, которые</text:p>
      <text:p text:style-name="P8">были выделены неудачно, объяснить, как можно было бы поправить правила, чтобы</text:p>
      <text:p text:style-name="P8">исправить найденные проблемы.</text:p>
      <text:p text:style-name="P8">В результатах выполнения работы нужно указать следующие статистические данные:</text:p>
      <text:list xml:id="list2788814937" text:style-name="L1">
        <text:list-item>
          <text:p text:style-name="P9">Количество токенов.</text:p>
        </text:list-item>
        <text:list-item>
          <text:p text:style-name="P9">Среднюю длину токена.</text:p>
        </text:list-item>
      </text:list>
      <text:p text:style-name="P8">Кроме того, нужно привести время выполнения программы, указать зависимость</text:p>
      <text:p text:style-name="P10">времени от <text:span text:style-name="T5">объёма входных данных. Указать скорость токенизации в расчёте на килобайт</text:span></text:p>
      <text:p text:style-name="P12">входного текста.</text:p>
      <text:p text:style-name="P12"/>
      <text:p text:style-name="P17">Решение</text:p>
      <text:p text:style-name="P12"><text:tab/>Лабораторная работа написана на языке Python3, сначала из текста удаляются(заменяются на пробелы) все «плохие» символы, далее текст разбивается по пробелам.</text:p>
      <text:p text:style-name="P12"/>
      <text:p text:style-name="P12"><text:tab/><text:span text:style-name="T7">Результат работы:</text:span></text:p>
      <text:list xml:id="list2016716889" text:style-name="L2">
        <text:list-item>
          <text:p text:style-name="P14">Средняя длина термина 5.593 символов.</text:p>
        </text:list-item>
        <text:list-item>
          <text:p text:style-name="P14">Среднее время обработки документа 0.0004 секунды.</text:p>
        </text:list-item>
        <text:list-item>
          <text:p text:style-name="P14">Суммарный объем текста 20.7 Gb.</text:p>
        </text:list-item>
        <text:list-item>
          <text:p text:style-name="P14">Время обработки всего корпуса документов 63 минуты.</text:p>
        </text:list-item>
        <text:list-item>
          <text:p text:style-name="P14">Средняя скорость обработки 5,5 Mb/sec.</text:p>
        </text:list-item>
        <text:list-item>
          <text:p text:style-name="P14">Число уникальных терминов <text:s/>11141536.</text:p>
        </text:list-item>
        <text:list-item>
          <text:p text:style-name="P14">Число терминов <text:s/>2467964568.</text:p>
        </text:list-item>
        <text:list-item>
          <text:p text:style-name="P14">Топ-10 высокочастотных терминов:</text:p>
        </text:list-item>
      </text:list>
      <text:list xml:id="list2751198142" text:style-name="L3">
        <text:list-item>
          <text:list>
            <text:list-item>
              <text:p text:style-name="P15">the</text:p>
            </text:list-item>
            <text:list-item>
              <text:p text:style-name="P15">and</text:p>
            </text:list-item>
            <text:list-item>
              <text:p text:style-name="P15">was</text:p>
            </text:list-item>
            <text:list-item>
              <text:p text:style-name="P15">for</text:p>
            </text:list-item>
            <text:list-item>
              <text:p text:style-name="P15">that</text:p>
            </text:list-item>
            <text:list-item>
              <text:p text:style-name="P15">with</text:p>
            </text:list-item>
            <text:list-item>
              <text:p text:style-name="P15">http</text:p>
            </text:list-item>
            <text:list-item>
              <text:p text:style-name="P15">from</text:p>
            </text:list-item>
            <text:list-item>
              <text:p text:style-name="P15">this</text:p>
            </text:list-item>
            <text:list-item>
              <text:p text:style-name="P15">utc</text:p>
            </text:list-item>
          </text:list>
        </text:list-item>
      </text:list>
      <text:p text:style-name="P13"/>
      <text:p text:style-name="P18">Выводы</text:p>
      <text:p text:style-name="P13"><text:tab/>Поскольку исходная кодировка текста UTF-8, нет необходимости обрабатывать огромное число специальных символов, с другой стороны мы теряем поиск по различным нетривиальным символам.</text:p>
      <text:p text:style-name="P13"><text:tab/>Токенизация — очень гибкая и нетривиальная задача, код хорошо работающий для одной задачи не подойдет для другой. Решение сильно зависит от реализации поиска и направленности текста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5-11T14:29:20.577008708</dc:date>
    <meta:editing-duration>PT39M24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2" meta:paragraph-count="48" meta:word-count="262" meta:character-count="1938" meta:non-whitespace-character-count="1732"/>
  </office:meta>
</office:document-meta>
</file>